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25c" officeooo:paragraph-rsid="0011825c"/>
    </style:style>
    <style:style style:name="P2" style:family="paragraph" style:parent-style-name="Standard">
      <style:text-properties officeooo:rsid="0012b698" officeooo:paragraph-rsid="0012b698"/>
    </style:style>
    <style:style style:name="P3" style:family="paragraph" style:parent-style-name="Standard">
      <style:text-properties officeooo:rsid="00148acc" officeooo:paragraph-rsid="00148acc"/>
    </style:style>
    <style:style style:name="P4" style:family="paragraph" style:parent-style-name="Standard">
      <style:text-properties officeooo:rsid="0011825c" officeooo:paragraph-rsid="0011825c"/>
    </style:style>
    <style:style style:name="P5" style:family="paragraph" style:parent-style-name="Standard">
      <style:text-properties officeooo:rsid="0016b83c" officeooo:paragraph-rsid="0016b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 Parallele Programmierung</text:p>
      <text:p text:style-name="P1">Sheet 04</text:p>
      <text:p text:style-name="P1">Exercise 3)</text:p>
      <text:p text:style-name="P1"/>
      <text:p text:style-name="P3">LCC2 Cluster Uibk</text:p>
      <text:p text:style-name="P2">n = 100.000.000</text:p>
      <text:p text:style-name="P2"/>
      <text:p text:style-name="P2">Mergesort Serial time: 42.9186 seconds</text:p>
      <text:p text:style-name="P2"/>
      <text:p text:style-name="P3">Mergesort Parallel 1 Thread: 51.3803 seconds</text:p>
      <text:p text:style-name="P3"/>
      <text:p text:style-name="P3">Mergesort Parllel 8 Threads: 14.5983 seconds</text:p>
      <text:p text:style-name="P3"/>
      <text:p text:style-name="P3"/>
      <text:p text:style-name="P5">On LCC2 the times are all worse than the iterative version.</text:p>
      <text:p text:style-name="P5"/>
      <text:p text:style-name="P5">Locally executed on my Laptop:</text:p>
      <text:p text:style-name="P5">n=100.000.000</text:p>
      <text:p text:style-name="P5">Serial: 17.1912 seconds</text:p>
      <text:p text:style-name="P5">Parallel 1 Thread: 20.5303 seconds</text:p>
      <text:p text:style-name="P5">Parallel 8 Threads: 6.5029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21:52:04.260747404</meta:creation-date>
    <dc:date>2021-04-19T13:59:10.080701784</dc:date>
    <meta:editing-duration>PT10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0" meta:character-count="397" meta:non-whitespace-character-count="351"/>
  </office:meta>
</office:document-meta>
</file>